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2CAD68FD17FBDBA2819.png" manifest:media-type="image/png"/>
  <manifest:file-entry manifest:full-path="Pictures/100000000000036B0000029023F8D5F87CDC723C.png" manifest:media-type="image/png"/>
  <manifest:file-entry manifest:full-path="Pictures/100000000000033C000003B0FA350AB2ECD8CC7E.png" manifest:media-type="image/png"/>
  <manifest:file-entry manifest:full-path="Pictures/100000000000036A000003B05D755A8413D03618.png" manifest:media-type="image/png"/>
  <manifest:file-entry manifest:full-path="Pictures/1000000000000360000002B5178E8D71787CF6E3.png" manifest:media-type="image/png"/>
  <manifest:file-entry manifest:full-path="Pictures/100000000000034700000227CEA00DD6E6A11869.png" manifest:media-type="image/png"/>
  <manifest:file-entry manifest:full-path="Pictures/10000000000003620000037986EEF3C11B234D3D.png" manifest:media-type="image/png"/>
  <manifest:file-entry manifest:full-path="Pictures/1000000000000359000003BE80B91E40E2EB21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7.4791in" draw:z-index="0"><draw:image xlink:href="Pictures/100000000000036A000003B05D755A8413D03618.png" xlink:type="simple" xlink:show="embed" xlink:actuate="onLoad"/></draw:frame></text:p>
      <text:p text:style-name="Standard"/>
      <text:p text:style-name="P1"><draw:frame draw:style-name="fr2" draw:name="Image2" text:anchor-type="paragraph" svg:x="0.261in" svg:y="-0.0925in" svg:width="6.9252in" svg:height="7.1083in" draw:z-index="1"><draw:image xlink:href="Pictures/10000000000003620000037986EEF3C11B234D3D.png" xlink:type="simple" xlink:show="embed" xlink:actuate="onLoad"/></draw:frame></text:p>
      <text:p text:style-name="P1"><draw:frame draw:style-name="fr2" draw:name="Image3" text:anchor-type="paragraph" svg:x="0.0409in" svg:y="0.0756in" svg:width="6.9252in" svg:height="4.5472in" draw:z-index="2"><draw:image xlink:href="Pictures/100000000000034700000227CEA00DD6E6A11869.png" xlink:type="simple" xlink:show="embed" xlink:actuate="onLoad"/></draw:frame></text:p>
      <text:p text:style-name="P1"><draw:frame draw:style-name="fr2" draw:name="Image4" text:anchor-type="paragraph" svg:x="0.1126in" svg:y="0.0693in" svg:width="6.9252in" svg:height="7.7409in" draw:z-index="3"><draw:image xlink:href="Pictures/1000000000000359000003BE80B91E40E2EB2100.png" xlink:type="simple" xlink:show="embed" xlink:actuate="onLoad"/></draw:frame></text:p>
      <text:p text:style-name="Standard"/>
      <text:p text:style-name="P1"><draw:frame draw:style-name="fr2" draw:name="Image5" text:anchor-type="paragraph" svg:x="-0.0091in" svg:y="0.0339in" svg:width="6.9252in" svg:height="7.8953in" draw:z-index="4"><draw:image xlink:href="Pictures/100000000000033C000003B0FA350AB2ECD8CC7E.png" xlink:type="simple" xlink:show="embed" xlink:actuate="onLoad"/></draw:frame></text:p>
      <text:p text:style-name="P1"><draw:frame draw:style-name="fr1" draw:name="Image6" text:anchor-type="paragraph" svg:width="6.9252in" svg:height="5.1917in" draw:z-index="5"><draw:image xlink:href="Pictures/100000000000036B0000029023F8D5F87CDC723C.png" xlink:type="simple" xlink:show="embed" xlink:actuate="onLoad"/></draw:frame></text:p>
      <text:p text:style-name="P1"><draw:frame draw:style-name="fr1" draw:name="Image7" text:anchor-type="paragraph" svg:width="6.9252in" svg:height="5.5543in" draw:z-index="6"><draw:image xlink:href="Pictures/1000000000000360000002B5178E8D71787CF6E3.png" xlink:type="simple" xlink:show="embed" xlink:actuate="onLoad"/></draw:frame></text:p>
      <text:p text:style-name="P1"><draw:frame draw:style-name="fr1" draw:name="Image8" text:anchor-type="paragraph" svg:width="6.9252in" svg:height="5.7091in" draw:z-index="7"><draw:image xlink:href="Pictures/1000000000000362000002CAD68FD17FBDBA28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45:18.604014342</meta:creation-date>
    <meta:editing-duration>PT9M6S</meta:editing-duration>
    <meta:editing-cycles>2</meta:editing-cycles>
    <meta:generator>LibreOffice/5.1.6.2$Linux_X86_64 LibreOffice_project/10m0$Build-2</meta:generator>
    <dc:date>2018-05-09T23:04:23.597228206</dc:date>
    <meta:document-statistic meta:table-count="0" meta:image-count="8" meta:object-count="0" meta:page-count="8" meta:paragraph-count="0" meta:word-count="0" meta:character-count="0" meta:non-whitespace-character-count="0"/>
  </office:meta>
</office:document-meta>
</file>